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10.612cm"/>
    </style:style>
    <style:style style:name="co5" style:family="table-column">
      <style:table-column-properties fo:break-before="auto" style:column-width="12.855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2.17cm"/>
    </style:style>
    <style:style style:name="co8" style:family="table-column">
      <style:table-column-properties fo:break-before="auto" style:column-width="2.734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1.778cm"/>
    </style:style>
    <style:style style:name="co11" style:family="table-column">
      <style:table-column-properties fo:break-before="auto" style:column-width="1.603cm"/>
    </style:style>
    <style:style style:name="co12" style:family="table-column">
      <style:table-column-properties fo:break-before="auto" style:column-width="3.007cm"/>
    </style:style>
    <style:style style:name="co13" style:family="table-column">
      <style:table-column-properties fo:break-before="auto" style:column-width="3.789cm"/>
    </style:style>
    <style:style style:name="co14" style:family="table-column">
      <style:table-column-properties fo:break-before="auto" style:column-width="1.446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000000" fo:font-size="9pt" style:font-size-asian="9pt" style:font-size-complex="5.09999990463257pt"/>
    </style:style>
    <style:style style:name="ce4" style:family="table-cell" style:parent-style-name="pd1">
      <style:table-cell-properties fo:background-color="#99cc66"/>
    </style:style>
    <style:style style:name="ce5" style:family="table-cell" style:parent-style-name="Default">
      <style:table-cell-properties fo:background-color="#99cc66"/>
    </style:style>
    <style:style style:name="ce6" style:family="table-cell" style:parent-style-name="Default" style:data-style-name="N107">
      <style:table-cell-properties fo:background-color="#99cc66"/>
    </style:style>
    <style:style style:name="ce7" style:family="table-cell" style:parent-style-name="pd1" style:data-style-name="N107">
      <style:table-cell-properties fo:background-color="#99cc66"/>
    </style:style>
    <style:style style:name="ce8" style:family="table-cell" style:parent-style-name="Default" style:data-style-name="N107">
      <style:table-cell-properties fo:background-color="transparent"/>
    </style:style>
  </office:automatic-styles>
  <office:body>
    <office:spreadsheet>
      <table:table table:name="menu_unifi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" table:number-columns-repeated="2" table:default-cell-style-name="ce2"/>
        <table:table-column table:style-name="co14" table:default-cell-style-name="ce2"/>
        <table:table-column table:style-name="co15" table:number-columns-repeated="1000" table:default-cell-style-name="ce2"/>
        <table:table-row table:style-name="ro1">
          <table:table-cell table:style-name="ce1" office:value-type="string">
            <text:p>Cat 1</text:p>
          </table:table-cell>
          <table:table-cell table:style-name="ce1" office:value-type="string">
            <text:p>Cat 2</text:p>
          </table:table-cell>
          <table:table-cell table:style-name="ce1" office:value-type="string">
            <text:p>Cat 3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style-name="ce4" office:value-type="string">
            <text:p>1 boule</text:p>
          </table:table-cell>
          <table:table-cell table:style-name="ce4" office:value-type="string">
            <text:p>2 boules</text:p>
          </table:table-cell>
          <table:table-cell table:style-name="ce7" office:value-type="string">
            <text:p>prix_unique</text:p>
          </table:table-cell>
          <table:table-cell table:style-name="ce4" office:value-type="string">
            <text:p>Petit</text:p>
          </table:table-cell>
          <table:table-cell table:style-name="ce4" office:value-type="string">
            <text:p>Grand</text:p>
          </table:table-cell>
          <table:table-cell table:style-name="ce4" office:value-type="string">
            <text:p>Demi</text:p>
          </table:table-cell>
          <table:table-cell table:style-name="ce4" office:value-type="string">
            <text:p>Pinte</text:p>
          </table:table-cell>
          <table:table-cell table:style-name="ce4" office:value-type="string">
            <text:p>VERRE 12 CL</text:p>
          </table:table-cell>
          <table:table-cell table:style-name="ce4" office:value-type="string">
            <text:p>BOUTEILLE 75 CL</text:p>
          </table:table-cell>
          <table:table-cell table:style-name="ce4" office:value-type="string">
            <text:p>25 CL</text:p>
          </table:table-cell>
          <table:table-cell table:style-name="ce4" office:value-type="string">
            <text:p>50 CL</text:p>
          </table:table-cell>
          <table:table-cell table:style-name="ce4" office:value-type="string">
            <text:p>1L</text:p>
          </table:table-cell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afé bio et équitable 80% Arabica 20% Robusta</text:p>
          </table:table-cell>
          <table:table-cell office:value-type="string">
            <text:p>(Pérou) Brûlerie de la Maine, Etriché</text:p>
          </table:table-cell>
          <table:table-cell table:style-name="ce5" table:number-columns-repeated="2"/>
          <table:table-cell table:style-name="ce6"/>
          <table:table-cell table:style-name="ce6" office:value-type="currency" office:currency="EUR" office:value="1.6">
            <text:p>1,60 €</text:p>
          </table:table-cell>
          <table:table-cell table:style-name="ce6" office:value-type="currency" office:currency="EUR" office:value="3">
            <text:p>3,00 €</text:p>
          </table:table-cell>
          <table:table-cell table:style-name="ce6" table:number-columns-repeated="7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Macchiato royal</text:p>
          </table:table-cell>
          <table:table-cell table:style-name="ce3" office:value-type="string">
            <text:p>Café, Lait, Caramel ou Chocolat Maison,Chantilly</text:p>
          </table:table-cell>
          <table:table-cell table:style-name="ce5" table:number-columns-repeated="2"/>
          <table:table-cell table:style-name="ce6"/>
          <table:table-cell table:style-name="ce6" office:value-type="currency" office:currency="EUR" office:value="4.5">
            <text:p>4,50 €</text:p>
          </table:table-cell>
          <table:table-cell table:style-name="ce6" office:value-type="currency" office:currency="EUR" office:value="7">
            <text:p>7,00 €</text:p>
          </table:table-cell>
          <table:table-cell table:style-name="ce6" table:number-columns-repeated="7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Jasmin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isane Nuit à Versailles</text:p>
          </table:table-cell>
          <table:table-cell office:value-type="string">
            <text:p>Bergamote, Kiwi, Pêche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Les diabolos</text:p>
          </table:table-cell>
          <table:table-cell office:value-type="string">
            <text:p>Melon, Pastèque, Goyave, Litchi, Grenadine, Passion, Grenade, Fraise, Cerise, Cassis, Mûre, Framboise, Pêche, Menthe, Banane, Violette, Kiwi, Rose, Orgeat, Gingembre, Pamplemousse, Citron, Citronnelle, Pulco</text:p>
          </table:table-cell>
          <table:table-cell table:style-name="ce5" table:number-columns-repeated="2"/>
          <table:table-cell table:style-name="ce6" office:value-type="currency" office:currency="EUR" office:value="2.5">
            <text:p>2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Boisson énergisante</text:p>
          </table:table-cell>
          <table:table-cell/>
          <table:table-cell table:style-name="ce5" table:number-columns-repeated="2"/>
          <table:table-cell table:style-name="ce6" office:value-type="currency" office:currency="EUR" office:value="3">
            <text:p>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Tête Haute IPA Presque Sans Alcool 0,5%</text:p>
          </table:table-cell>
          <table:table-cell/>
          <table:table-cell table:style-name="ce5" table:number-columns-repeated="2"/>
          <table:table-cell table:style-name="ce6" office:value-type="currency" office:currency="EUR" office:value="5.5">
            <text:p>5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Vin Blanc Sans Alcool</text:p>
          </table:table-cell>
          <table:table-cell office:value-type="string">
            <text:p>«Cypher» Domaine de Brau (Sauvignon)</text:p>
          </table:table-cell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100% Pur Jus local</text:p>
          </table:table-cell>
          <table:table-cell office:value-type="string">
            <text:p>Pomme (53), Raisin (49)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Vergers de la Manse (37)</text:p>
          </table:table-cell>
          <table:table-cell office:value-type="string">
            <text:p>Tomate, Pomme/Mangue, Pomme/Framboise, Poire, Ananas, Orange, Pamplemousse, Abricot, Fraise</text:p>
          </table:table-cell>
          <table:table-cell table:style-name="ce5" table:number-columns-repeated="2"/>
          <table:table-cell table:style-name="ce6" office:value-type="currency" office:currency="EUR" office:value="4.5">
            <text:p>4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Eau Neuve</text:p>
          </table:table-cell>
          <table:table-cell office:value-type="string">
            <text:p>Eau minérale gazeuse</text:p>
          </table:table-cell>
          <table:table-cell table:style-name="ce5" table:number-columns-repeated="2"/>
          <table:table-cell table:style-name="ce6" office:value-type="currency" office:currency="EUR" office:value="3">
            <text:p>3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Plancoët Gazeuse</text:p>
          </table:table-cell>
          <table:table-cell/>
          <table:table-cell table:style-name="ce5" table:number-columns-repeated="2"/>
          <table:table-cell table:style-name="ce6" office:value-type="currency" office:currency="EUR" office:value="4">
            <text:p>4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Virgin Spritz, Virgin Hugo Spritz</text:p>
          </table:table-cell>
          <table:table-cell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Sawat</text:p>
          </table:table-cell>
          <table:table-cell office:value-type="string">
            <text:p>Purée de Fraise, Jus de Cranberry, Menthe, Tonic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Jäger Bomb, Ti Punch</text:p>
          </table:table-cell>
          <table:table-cell/>
          <table:table-cell table:style-name="ce5" table:number-columns-repeated="2"/>
          <table:table-cell table:style-name="ce6" office:value-type="currency" office:currency="EUR" office:value="5.5">
            <text:p>5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Caïpirinha, Caïpiroska</text:p>
          </table:table-cell>
          <table:table-cell office:value-type="string">
            <text:p>Caïpirinha - fruits +0,50€</text:p>
          </table:table-cell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Red Mojito</text:p>
          </table:table-cell>
          <table:table-cell office:value-type="string">
            <text:p>Rhum, Citron Vert, Menthe, Jus de Fleur d’Hibiscus, Angustura, Sucre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Spritz Violette</text:p>
          </table:table-cell>
          <table:table-cell office:value-type="string">
            <text:p>Crème de Violette, Eau Gazeuse, Crémant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Slash Mango, Blonde, Fruitée</text:p>
          </table:table-cell>
          <table:table-cell office:value-type="string">
            <text:p>Brasserie La Licorne, Saverne, 67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7.5">
            <text:p>7,50 €</text:p>
          </table:table-cell>
          <table:table-cell table:style-name="ce6" table:number-columns-repeated="5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Panaché</text:p>
          </table:table-cell>
          <table:table-cell/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3.2">
            <text:p>3,20 €</text:p>
          </table:table-cell>
          <table:table-cell table:style-name="ce6" office:value-type="currency" office:currency="EUR" office:value="5.5">
            <text:p>5,50 €</text:p>
          </table:table-cell>
          <table:table-cell table:style-name="ce6" table:number-columns-repeated="5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Gose</text:p>
          </table:table-cell>
          <table:table-cell office:value-type="string">
            <text:p>Acidulée, Note Cassis &amp; Citron vert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Wheat Ale</text:p>
          </table:table-cell>
          <table:table-cell office:value-type="string">
            <text:p>Bière de Blé, Légèrement Argumé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 office:value-type="string">
            <text:p>Chouffe</text:p>
          </table:table-cell>
          <table:table-cell office:value-type="string">
            <text:p>Blonde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 office:value-type="string">
            <text:p>Kasteel Rouge</text:p>
          </table:table-cell>
          <table:table-cell office:value-type="string">
            <text:p>Fruits Rouges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/>
          <table:table-cell office:value-type="string">
            <text:p>Pastis</text:p>
          </table:table-cell>
          <table:table-cell/>
          <table:table-cell table:style-name="ce5" table:number-columns-repeated="2"/>
          <table:table-cell table:style-name="ce6" office:value-type="currency" office:currency="EUR" office:value="3">
            <text:p>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/>
          <table:table-cell office:value-type="string">
            <text:p>Martini Blanc, Martini Rouge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Anjour Rouge AOP</text:p>
          </table:table-cell>
          <table:table-cell office:value-type="string">
            <text:p>Domaine des Hautes Ouches (Cab,Franc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2.5">
            <text:p>2,50 €</text:p>
          </table:table-cell>
          <table:table-cell table:style-name="ce6" table:number-columns-repeated="4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Anjou Rouge AOP</text:p>
          </table:table-cell>
          <table:table-cell office:value-type="string">
            <text:p>Domaine du Gerfaut (Cab,Franc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3.5">
            <text:p>3,50 €</text:p>
          </table:table-cell>
          <table:table-cell table:style-name="ce6" office:value-type="currency" office:currency="EUR" office:value="18">
            <text:p>18,0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Bordeaux Rouge AOC « Réserve »</text:p>
          </table:table-cell>
          <table:table-cell office:value-type="string">
            <text:p>Chateau la Grave de Bertin (Merlot, Cab,Franc, Cab,Sauv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3.6">
            <text:p>3,60 €</text:p>
          </table:table-cell>
          <table:table-cell table:style-name="ce6" office:value-type="currency" office:currency="EUR" office:value="19">
            <text:p>19,0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Gravé dans la Roche, IGP Coteaux du Pont du Gard</text:p>
          </table:table-cell>
          <table:table-cell office:value-type="string">
            <text:p>Chateau Boucarut (Syrah, vin nature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3.9">
            <text:p>3,90 €</text:p>
          </table:table-cell>
          <table:table-cell table:style-name="ce6" office:value-type="currency" office:currency="EUR" office:value="21.5">
            <text:p>21,5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Côteaux de l’Aubance</text:p>
          </table:table-cell>
          <table:table-cell office:value-type="string">
            <text:p>Domaine Papin (Chenin blanc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3.2">
            <text:p>3,20 €</text:p>
          </table:table-cell>
          <table:table-cell table:style-name="ce6" table:number-columns-repeated="4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Brut Traditionnel Val de Loire</text:p>
          </table:table-cell>
          <table:table-cell office:value-type="string">
            <text:p>Bouvet Ladubay - 1851 (Chardonnay, Chenin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">
            <text:p>4,00 €</text:p>
          </table:table-cell>
          <table:table-cell table:style-name="ce6" office:value-type="currency" office:currency="EUR" office:value="22">
            <text:p>22,0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sés</text:p>
          </table:table-cell>
          <table:table-cell/>
          <table:table-cell office:value-type="string">
            <text:p>Rosé de Loire AOP</text:p>
          </table:table-cell>
          <table:table-cell office:value-type="string">
            <text:p>Domaine des Hautes Ouches (Grolleau, Gamay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2.5">
            <text:p>2,50 €</text:p>
          </table:table-cell>
          <table:table-cell table:style-name="ce6" table:number-columns-repeated="4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sés</text:p>
          </table:table-cell>
          <table:table-cell/>
          <table:table-cell office:value-type="string">
            <text:p>IGP Méditerranée « Brise Marine »</text:p>
          </table:table-cell>
          <table:table-cell office:value-type="string">
            <text:p>Cercle vignerons de provence (Grenache, Cinsault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3.2">
            <text:p>3,20 €</text:p>
          </table:table-cell>
          <table:table-cell table:style-name="ce6" office:value-type="currency" office:currency="EUR" office:value="16">
            <text:p>16,0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Anjou Rouge AOP</text:p>
          </table:table-cell>
          <table:table-cell/>
          <table:table-cell table:style-name="ce5" table:number-columns-repeated="2"/>
          <table:table-cell table:style-name="ce6" table:number-columns-repeated="7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8">
            <text:p>8,00 €</text:p>
          </table:table-cell>
          <table:table-cell table:style-name="ce6" office:value-type="currency" office:currency="EUR" office:value="15">
            <text:p>15,00 €</text:p>
          </table:table-cell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Cidre Brut</text:p>
          </table:table-cell>
          <table:table-cell/>
          <table:table-cell table:style-name="ce5" table:number-columns-repeated="2"/>
          <table:table-cell table:style-name="ce6" office:value-type="currency" office:currency="EUR" office:value="3.8">
            <text:p>3,8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Rhum Arrangé Maison</text:p>
          </table:table-cell>
          <table:table-cell/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Botran</text:p>
          </table:table-cell>
          <table:table-cell office:value-type="string">
            <text:p>doux, fruité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Aberlour 10 ans</text:p>
          </table:table-cell>
          <table:table-cell office:value-type="string">
            <text:p>fruité, épicé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Laphroaig 10 ans</text:p>
          </table:table-cell>
          <table:table-cell office:value-type="string">
            <text:p>tourbé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Irish Powers</text:p>
          </table:table-cell>
          <table:table-cell office:value-type="string">
            <text:p>fort caractère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Monkey Shoulder</text:p>
          </table:table-cell>
          <table:table-cell office:value-type="string">
            <text:p>rond, fruits frais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ourbon</text:p>
          </table:table-cell>
          <table:table-cell office:value-type="string">
            <text:p>Maker’s Mark</text:p>
          </table:table-cell>
          <table:table-cell office:value-type="string">
            <text:p>doux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ourbon</text:p>
          </table:table-cell>
          <table:table-cell office:value-type="string">
            <text:p>Woodford Reserve</text:p>
          </table:table-cell>
          <table:table-cell office:value-type="string">
            <text:p>boisé, rond</text:p>
          </table:table-cell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/>
          <table:table-cell office:value-type="string">
            <text:p>Gin Hendrick’s</text:p>
          </table:table-cell>
          <table:table-cell office:value-type="string">
            <text:p>Schweppes Tonic</text:p>
          </table:table-cell>
          <table:table-cell table:style-name="ce5" table:number-columns-repeated="2"/>
          <table:table-cell table:style-name="ce6" office:value-type="currency" office:currency="EUR" office:value="7.9">
            <text:p>7,9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/>
          <table:table-cell office:value-type="string">
            <text:p>Gin Hendrick’s Orbium</text:p>
          </table:table-cell>
          <table:table-cell office:value-type="string">
            <text:p>Fever Tree Tonic</text:p>
          </table:table-cell>
          <table:table-cell table:style-name="ce5" table:number-columns-repeated="2"/>
          <table:table-cell table:style-name="ce6" office:value-type="currency" office:currency="EUR" office:value="9.5">
            <text:p>9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Cointreau, Menthe, Pastille Giffard, Peppermint, Bailey's</text:p>
          </table:table-cell>
          <table:table-cell/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Poire, Cognac aux Amandes Giffard, Calvados</text:p>
          </table:table-cell>
          <table:table-cell/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Springbok, Tequila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Smooth and Easy</text:p>
          </table:table-cell>
          <table:table-cell office:value-type="string">
            <text:p>Rhum, Mangue, Vanille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Fraise, Basilic et Vanille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Orange, Cannelle et Vanille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Tartinades Maison à Partager</text:p>
          </table:table-cell>
          <table:table-cell office:value-type="string">
            <text:p>4 choix parmi: Houmous, Tzatziki, Rillettes de Thon, Écrasé d’Avocat, Rillettes Basques, Mozza</text:p>
          </table:table-cell>
          <table:table-cell table:style-name="ce5" table:number-columns-repeated="2"/>
          <table:table-cell table:style-name="ce6" office:value-type="currency" office:currency="EUR" office:value="23">
            <text:p>2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Camembert Rôti</text:p>
          </table:table-cell>
          <table:table-cell office:value-type="string">
            <text:p>Camembert 150g, miel, thym</text:p>
          </table:table-cell>
          <table:table-cell table:style-name="ce5" table:number-columns-repeated="2"/>
          <table:table-cell table:style-name="ce6" office:value-type="currency" office:currency="EUR" office:value="10">
            <text:p>10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oupe/Gaspacho Maison</text:p>
          </table:table-cell>
          <table:table-cell/>
          <table:table-cell office:value-type="string">
            <text:p>Demandez au serveur pour la soupe du jour</text:p>
          </table:table-cell>
          <table:table-cell/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/>
          <table:table-cell office:value-type="string">
            <text:p>Vosgienne</text:p>
          </table:table-cell>
          <table:table-cell office:value-type="string">
            <text:p>Lardons, dés d’emmental, tomates séchées, salade, croûtons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</text:p>
          </table:table-cell>
          <table:table-cell/>
          <table:table-cell office:value-type="string">
            <text:p>César</text:p>
          </table:table-cell>
          <table:table-cell office:value-type="string">
            <text:p>Poulet, grana padano, tomates séchées, champignons, sauce César, salade, croûtons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Automnale</text:p>
          </table:table-cell>
          <table:table-cell office:value-type="string">
            <text:p>Avocat, pommes, betteraves, noix, céleri, salade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Estival</text:p>
          </table:table-cell>
          <table:table-cell office:value-type="string">
            <text:p>Melon, feta, basilic, salade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/>
          <table:table-cell office:value-type="string">
            <text:p>Provençale</text:p>
          </table:table-cell>
          <table:table-cell office:value-type="string">
            <text:p>Courgettes, poivrons, aubergines, tomates, oignons, pâtes fusilli</text:p>
          </table:table-cell>
          <table:table-cell table:style-name="ce5" table:number-columns-repeated="2"/>
          <table:table-cell table:style-name="ce6" office:value-type="currency" office:currency="EUR" office:value="10">
            <text:p>10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/>
          <table:table-cell office:value-type="string">
            <text:p>Saumon</text:p>
          </table:table-cell>
          <table:table-cell office:value-type="string">
            <text:p>Saumon, billes de mozzarella di bufala, aneth, concombre, pâtes fusilli</text:p>
          </table:table-cell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Pitchoun</text:p>
          </table:table-cell>
          <table:table-cell office:value-type="string">
            <text:p>Steak 90g, cheddar, salade, ketchup</text:p>
          </table:table-cell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Classique</text:p>
          </table:table-cell>
          <table:table-cell office:value-type="string">
            <text:p>Steak, cheddar, cornichons, tomates, sauce cocktail, salade</text:p>
          </table:table-cell>
          <table:table-cell table:style-name="ce5" table:number-columns-repeated="2"/>
          <table:table-cell table:style-name="ce6" office:value-type="currency" office:currency="EUR" office:value="9.9">
            <text:p>9,9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Végétarien</text:p>
          </table:table-cell>
          <table:table-cell office:value-type="string">
            <text:p>Phénicien</text:p>
          </table:table-cell>
          <table:table-cell office:value-type="string">
            <text:p>Falafel maison, cheddar, roquette, cornichons, tomates, salade, tzatziki maison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Végétarien</text:p>
          </table:table-cell>
          <table:table-cell office:value-type="string">
            <text:p>Veggie</text:p>
          </table:table-cell>
          <table:table-cell office:value-type="string">
            <text:p>Galette de pommes de terre maison, aubergine, courgette, poivron, tomate, cheddar, cornichons, salade, sauce cocktail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let</text:p>
          </table:table-cell>
          <table:table-cell office:value-type="string">
            <text:p>Chicken</text:p>
          </table:table-cell>
          <table:table-cell office:value-type="string">
            <text:p>Poulet frit, gouda, cumin, cornichon, tomate, salade, sauce barbecue</text:p>
          </table:table-cell>
          <table:table-cell table:style-name="ce5" table:number-columns-repeated="2"/>
          <table:table-cell table:style-name="ce6" office:value-type="currency" office:currency="EUR" office:value="12">
            <text:p>12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let</text:p>
          </table:table-cell>
          <table:table-cell office:value-type="string">
            <text:p>Héllène</text:p>
          </table:table-cell>
          <table:table-cell office:value-type="string">
            <text:p>Filet de poulet citronné, roquette, cornichons, curcuma, tomates, salade, tzatziki maison</text:p>
          </table:table-cell>
          <table:table-cell table:style-name="ce5" table:number-columns-repeated="2"/>
          <table:table-cell table:style-name="ce6" office:value-type="currency" office:currency="EUR" office:value="13">
            <text:p>1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isson</text:p>
          </table:table-cell>
          <table:table-cell office:value-type="string">
            <text:p>Marin</text:p>
          </table:table-cell>
          <table:table-cell office:value-type="string">
            <text:p>Filet de cabillaud pané, gouda, roquette, cornichons, tomates, salade, sauce tartare maison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Steak 90g</text:p>
          </table:table-cell>
          <table:table-cell office:value-type="string">
            <text:p>Servi avec salade verte</text:p>
          </table:table-cell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Burger Pitchoun</text:p>
          </table:table-cell>
          <table:table-cell office:value-type="string">
            <text:p>Steak 90g, cheddar, ketchup, salade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Poulet</text:p>
          </table:table-cell>
          <table:table-cell office:value-type="string">
            <text:p>Poulet, emmental, champignons, crème fraîche, tomates séchées</text:p>
          </table:table-cell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Jambon</text:p>
          </table:table-cell>
          <table:table-cell office:value-type="string">
            <text:p>Jambon Bodega 24 mois, mozzarella, champignons, sauce tomate maison</text:p>
          </table:table-cell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Norvégienne</text:p>
          </table:table-cell>
          <table:table-cell office:value-type="string">
            <text:p>Saumon, noix, fromage frais, crème fraîche, curry, roquette, tomates cerises, ciboulette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Ibérique</text:p>
          </table:table-cell>
          <table:table-cell office:value-type="string">
            <text:p>Crème de chorizo, olive verte et noire, roquette, ciboulette, tomates cerises, piment d’Espelette</text:p>
          </table:table-cell>
          <table:table-cell table:style-name="ce5" table:number-columns-repeated="2"/>
          <table:table-cell table:style-name="ce6" office:value-type="currency" office:currency="EUR" office:value="11.5">
            <text:p>11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an Froid</text:p>
          </table:table-cell>
          <table:table-cell office:value-type="string">
            <text:p>Avocado</text:p>
          </table:table-cell>
          <table:table-cell office:value-type="string">
            <text:p>Olives, écrasé d’avocats, tomates cerises</text:p>
          </table:table-cell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an Froid</text:p>
          </table:table-cell>
          <table:table-cell office:value-type="string">
            <text:p>Levantine</text:p>
          </table:table-cell>
          <table:table-cell office:value-type="string">
            <text:p>Houmous maison, aubergines, olives, roquette, tomates séchées</text:p>
          </table:table-cell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 office:value-type="string">
            <text:p>Chèvre</text:p>
          </table:table-cell>
          <table:table-cell office:value-type="string">
            <text:p>Chèvre, noix, miel, menthe</text:p>
          </table:table-cell>
          <table:table-cell table:style-name="ce5" table:number-columns-repeated="2"/>
          <table:table-cell table:style-name="ce6" office:value-type="currency" office:currency="EUR" office:value="9.9">
            <text:p>9,9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 office:value-type="string">
            <text:p>Méditerranée</text:p>
          </table:table-cell>
          <table:table-cell office:value-type="string">
            <text:p>Aubergines, mozzarella, parmesan, tomates séchées</text:p>
          </table:table-cell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/>
          <table:table-cell office:value-type="string">
            <text:p>Plat du jour</text:p>
          </table:table-cell>
          <table:table-cell/>
          <table:table-cell table:style-name="ce5" table:number-columns-repeated="2"/>
          <table:table-cell table:style-name="ce6" office:value-type="currency" office:currency="EUR" office:value="13">
            <text:p>13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/>
          <table:table-cell office:value-type="string">
            <text:p>Plat + Dessert du Jour</text:p>
          </table:table-cell>
          <table:table-cell/>
          <table:table-cell table:style-name="ce5" table:number-columns-repeated="2"/>
          <table:table-cell table:style-name="ce6" office:value-type="currency" office:currency="EUR" office:value="17.5">
            <text:p>17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/>
          <table:table-cell office:value-type="string">
            <text:p>Plat + Dessert + Verre de Vin + Café</text:p>
          </table:table-cell>
          <table:table-cell/>
          <table:table-cell table:style-name="ce5" table:number-columns-repeated="2"/>
          <table:table-cell table:style-name="ce6" office:value-type="currency" office:currency="EUR" office:value="19">
            <text:p>19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Steak Haché 125g</text:p>
          </table:table-cell>
          <table:table-cell office:value-type="string">
            <text:p>Sauce au choix</text:p>
          </table:table-cell>
          <table:table-cell table:style-name="ce5" table:number-columns-repeated="2"/>
          <table:table-cell table:style-name="ce6" office:value-type="currency" office:currency="EUR" office:value="9.9">
            <text:p>9,9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Tartare Classique</text:p>
          </table:table-cell>
          <table:table-cell office:value-type="string">
            <text:p>Bœuf haché au couteau, persil, oignons, câpres, cornichons, sauce Worcestershire, Tabasco</text:p>
          </table:table-cell>
          <table:table-cell table:style-name="ce5" table:number-columns-repeated="2"/>
          <table:table-cell table:style-name="ce6" office:value-type="currency" office:currency="EUR" office:value="16.5">
            <text:p>16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Muffin du Jour</text:p>
          </table:table-cell>
          <table:table-cell/>
          <table:table-cell table:style-name="ce5" table:number-columns-repeated="2"/>
          <table:table-cell table:style-name="ce6" office:value-type="currency" office:currency="EUR" office:value="4">
            <text:p>4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Digestif Gourmand</text:p>
          </table:table-cell>
          <table:table-cell office:value-type="string">
            <text:p>4 petits desserts maison et un mini cookie, Parmi: Cointreau, Menthe Pastille, Armagnac, Peppermint, Cognac aux Amandes, Cognac VS, Poire, Bailey’s, Calvados Closville</text:p>
          </table:table-cell>
          <table:table-cell table:style-name="ce5" table:number-columns-repeated="2"/>
          <table:table-cell table:style-name="ce6" office:value-type="currency" office:currency="EUR" office:value="9.5">
            <text:p>9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3">
          <table:table-cell office:value-type="string">
            <text:p>Plats</text:p>
          </table:table-cell>
          <table:table-cell office:value-type="string">
            <text:p>Desserts glacés</text:p>
          </table:table-cell>
          <table:table-cell/>
          <table:table-cell office:value-type="string">
            <text:p>Coupe de glace (bio)</text:p>
          </table:table-cell>
          <table:table-cell office:value-type="string">
            <text:p>Vanille, fraise, chocolat au lait, mangue, melon/menthe, 3C: caramel/chocolat/cacahuète, Suppléments chantilly, amandes, coulis +0,50€</text:p>
          </table:table-cell>
          <table:table-cell table:style-name="ce6" office:value-type="currency" office:currency="EUR" office:value="3">
            <text:p>3,00 €</text:p>
          </table:table-cell>
          <table:table-cell table:style-name="ce6" office:value-type="currency" office:currency="EUR" office:value="6">
            <text:p>6,00 €</text:p>
          </table:table-cell>
          <table:table-cell table:style-name="ce6" table:number-columns-repeated="3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glacés</text:p>
          </table:table-cell>
          <table:table-cell/>
          <table:table-cell office:value-type="string">
            <text:p>Café Glacé</text:p>
          </table:table-cell>
          <table:table-cell office:value-type="string">
            <text:p>Boule vanille et chocolat, café, amandes, chantilly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 table:number-rows-repeated="1048487">
          <table:table-cell table:number-columns-repeated="1017"/>
        </table:table-row>
        <table:table-row table:style-name="ro1">
          <table:table-cell table:number-columns-repeated="1017"/>
        </table:table-row>
      </table:table>
      <table:database-ranges>
        <table:database-range table:name="__Anonymous_Sheet_DB__1" table:target-range-address="menu_unifie.B1:menu_unifie.Q53" table:display-filter-buttons="true"/>
        <table:database-range table:name="__Anonymous_Sheet_DB__2" table:target-range-address="menu_unifie.B1:menu_unifie.Q8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026cm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30">30/10/2025</text:date>, <text:time>15:4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date>2025-10-30T15:43:49</dc:date>
    <meta:editing-duration>PT10H51M27S</meta:editing-duration>
    <meta:editing-cycles>10</meta:editing-cycles>
    <meta:document-statistic meta:table-count="1" meta:cell-count="499" meta:object-count="0"/>
  </office:meta>
</office:document-meta>
</file>